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84">
            <text:p>14,84</text:p>
          </table:table-cell>
          <table:table-cell office:value-type="float" office:value="24.36">
            <text:p>24,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9">
            <text:p>12,9</text:p>
          </table:table-cell>
          <table:table-cell office:value-type="float" office:value="16.67">
            <text:p>16,6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03">
            <text:p>9,03</text:p>
          </table:table-cell>
          <table:table-cell office:value-type="float" office:value="14.1">
            <text:p>14,1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52">
            <text:p>4,52</text:p>
          </table:table-cell>
          <table:table-cell office:value-type="float" office:value="8.97">
            <text:p>8,9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87">
            <text:p>3,87</text:p>
          </table:table-cell>
          <table:table-cell office:value-type="float" office:value="8.97">
            <text:p>8,9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8">
            <text:p>2,58</text:p>
          </table:table-cell>
          <table:table-cell office:value-type="float" office:value="8.97">
            <text:p>8,9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9">
            <text:p>1,29</text:p>
          </table:table-cell>
          <table:table-cell office:value-type="float" office:value="8.97">
            <text:p>8,9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.05">
            <text:p>7,0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5">
            <text:p>0,65</text:p>
          </table:table-cell>
          <table:table-cell office:value-type="float" office:value="8.33">
            <text:p>8,3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5">
            <text:p>0,65</text:p>
          </table:table-cell>
          <table:table-cell office:value-type="float" office:value="7.69">
            <text:p>7,6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.41">
            <text:p>6,4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.41">
            <text:p>6,4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1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16:52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4.84">
                <text:p text:id="Hoja1.B2:Hoja1.B101">14.84</text:p>
              </table:table-cell>
              <table:table-cell office:value-type="float" office:value="24.36">
                <text:p text:id="Hoja1.C2:Hoja1.C101">24.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">
                <text:p>12.9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3">
                <text:p>9.0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2">
                <text:p>4.52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">
                <text:p>3.8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">
                <text:p>2.5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">
                <text:p>1.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">
                <text:p>0.6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